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46mm"/>
    </style:style>
    <style:style style:name="co2" style:family="table-column">
      <style:table-column-properties fo:break-before="auto" style:column-width="111.13mm"/>
    </style:style>
    <style:style style:name="co3" style:family="table-column">
      <style:table-column-properties fo:break-before="auto" style:column-width="29.1mm"/>
    </style:style>
    <style:style style:name="co4" style:family="table-column">
      <style:table-column-properties fo:break-before="auto" style:column-width="17.39mm"/>
    </style:style>
    <style:style style:name="co5" style:family="table-column">
      <style:table-column-properties fo:break-before="auto" style:column-width="18.7mm"/>
    </style:style>
    <style:style style:name="co6" style:family="table-column">
      <style:table-column-properties fo:break-before="auto" style:column-width="187.13mm"/>
    </style:style>
    <style:style style:name="co7" style:family="table-column">
      <style:table-column-properties fo:break-before="auto" style:column-width="33.6mm"/>
    </style:style>
    <style:style style:name="co8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1mm" fo:break-before="auto" style:use-optimal-row-height="true"/>
    </style:style>
    <style:style style:name="ro3" style:family="table-row">
      <style:table-row-properties style:row-height="33.1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ource file(s)</text:p>
          </table:table-cell>
          <table:table-cell office:value-type="string" calcext:value-type="string">
            <text:p>Steps in sdd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rdinate</text:p>
          </table:table-cell>
          <table:table-cell office:value-type="string" calcext:value-type="string">
            <text:p>Abcissa</text:p>
          </table:table-cell>
          <table:table-cell office:value-type="string" calcext:value-type="string">
            <text:p>Instructions:</text:p>
          </table:table-cell>
          <table:table-cell office:value-type="string" calcext:value-type="string">
            <text:p>Process steps</text:p>
          </table:table-cell>
          <table:table-cell office:value-type="string" calcext:value-type="string">
            <text:p>Session file</text:p>
          </table:table-cell>
          <table:table-cell office:value-type="string" calcext:value-type="string">
            <text:p>Visit P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A-MU1-DIA-SCR-01.ps</text:p>
          </table:table-cell>
          <table:table-cell office:value-type="string" calcext:value-type="string">
            <text:p>CLA-MU1-DIA-SCR-01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e <text:a xlink:href="http://community.hartree.stfc.ac.uk/portal/site/FXFEL/elegantViz" xlink:type="simple">http://community.hartree.stfc.ac.uk/portal/site/FXFEL/elegantViz</text:a></text:p>
          </table:table-cell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MU1-DIA-SCR-01_tx.ps</text:p>
          </table:table-cell>
          <table:table-cell office:value-type="string" calcext:value-type="string">
            <text:p>CLA-MU1-DIA-SCR-01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MU1-DIA-SCR-01_xps.ps</text:p>
          </table:table-cell>
          <table:table-cell office:value-type="string" calcext:value-type="string">
            <text:p>CLA-MU1-DIA-SCR-01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RU1-DIA-SCR-01.ps</text:p>
          </table:table-cell>
          <table:table-cell office:value-type="string" calcext:value-type="string">
            <text:p>CLA-RU1-DIA-SCR-01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RU1-DIA-SCR-01_tx.ps</text:p>
          </table:table-cell>
          <table:table-cell office:value-type="string" calcext:value-type="string">
            <text:p>CLA-RU1-DIA-SCR-01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RU1-DIA-SCR-01_xps.ps</text:p>
          </table:table-cell>
          <table:table-cell office:value-type="string" calcext:value-type="string">
            <text:p>CLA-RU1-DIA-SCR-01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RU7-DIA-SCR-01.ps</text:p>
          </table:table-cell>
          <table:table-cell office:value-type="string" calcext:value-type="string">
            <text:p>CLA-RU7-DIA-SCR-01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RU7-DIA-SCR-01_tx.ps</text:p>
          </table:table-cell>
          <table:table-cell office:value-type="string" calcext:value-type="string">
            <text:p>CLA-RU7-DIA-SCR-01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RU7-DIA-SCR-01_xps.ps</text:p>
          </table:table-cell>
          <table:table-cell office:value-type="string" calcext:value-type="string">
            <text:p>CLA-RU7-DIA-SCR-01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S02-DIA-SCR-01.ps</text:p>
          </table:table-cell>
          <table:table-cell office:value-type="string" calcext:value-type="string">
            <text:p>CLA-S02-DIA-SCR-01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S03-DIA-SCR-01.ps</text:p>
          </table:table-cell>
          <table:table-cell office:value-type="string" calcext:value-type="string">
            <text:p>CLA-S03-DIA-SCR-01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S03-DIA-SCR-01_tx.ps</text:p>
          </table:table-cell>
          <table:table-cell office:value-type="string" calcext:value-type="string">
            <text:p>CLA-S03-DIA-SCR-01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S03-DIA-SCR-01_xps.ps</text:p>
          </table:table-cell>
          <table:table-cell office:value-type="string" calcext:value-type="string">
            <text:p>CLA-S03-DIA-SCR-01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S05-DIA-SCR-01.ps</text:p>
          </table:table-cell>
          <table:table-cell office:value-type="string" calcext:value-type="string">
            <text:p>CLA-S05-DIA-SCR-01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S05-DIA-SCR-01_tx.ps</text:p>
          </table:table-cell>
          <table:table-cell office:value-type="string" calcext:value-type="string">
            <text:p>CLA-S05-DIA-SCR-01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S05-DIA-SCR-01_xps.ps</text:p>
          </table:table-cell>
          <table:table-cell office:value-type="string" calcext:value-type="string">
            <text:p>CLA-S05-DIA-SCR-01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S07-DIA-SCR-05.ps</text:p>
          </table:table-cell>
          <table:table-cell office:value-type="string" calcext:value-type="string">
            <text:p>CLA-S07-DIA-SCR-05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S07-DIA-SCR-05_tx.ps</text:p>
          </table:table-cell>
          <table:table-cell office:value-type="string" calcext:value-type="string">
            <text:p>CLA-S07-DIA-SCR-05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-S07-DIA-SCR-05_xps.ps</text:p>
          </table:table-cell>
          <table:table-cell office:value-type="string" calcext:value-type="string">
            <text:p>CLA-S07-DIA-SCR-05.SDDS</text:p>
          </table:table-cell>
          <table:table-cell/>
          <table:table-cell office:value-type="string" calcext:value-type="string">
            <text:p>scatter (dot,vary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p</text:p>
          </table:table-cell>
          <table:table-cell/>
          <table:table-cell office:value-type="string" calcext:value-type="string">
            <text:p>sdds2hdf, hdf2hdfvi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ra_bucp_dip.ps</text:p>
          </table:table-cell>
          <table:table-cell office:value-type="string" calcext:value-type="string">
            <text:p>CLA-VBC-MAG-DIP-01.CSR...CLA-VBC-MAG-DIP-04.CSR</text:p>
          </table:table-cell>
          <table:table-cell/>
          <table:table-cell office:value-type="string" calcext:value-type="string">
            <text:p>LinePlot ? Empty! ?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inearDensity (=Current(A))</text:p>
          </table:table-cell>
          <table:table-cell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ra_bucp_dip2.ps</text:p>
          </table:table-cell>
          <table:table-cell office:value-type="string" calcext:value-type="string">
            <text:p>CLA-VBC-MAG-DIP-01.CSR...CLA-VBC-MAG-DIP-04.CSR</text:p>
          </table:table-cell>
          <table:table-cell/>
          <table:table-cell office:value-type="string" calcext:value-type="string">
            <text:p>LinePlot ? Empty! ?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eltaGamma (=\$gDg\$r)</text:p>
          </table:table-cell>
          <table:table-cell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ra_CLA-MU1-DIA-SCR-01.ps</text:p>
          </table:table-cell>
          <table:table-cell table:number-columns-repeated="2"/>
          <table:table-cell office:value-type="string" calcext:value-type="string">
            <text:p>scatter (dot,vary)</text:p>
          </table:table-cell>
          <table:table-cell table:number-columns-repeated="3"/>
          <table:table-cell table:style-name="ce2" office:value-type="string" calcext:value-type="string">
            <text:p>C:\Users\Jonny\Downloads\01_250-MC-08.0350.001\01_250-MC-08.0350.001&gt;"c:\Program Files\APS\SDDS ToolKit x64\sdds2hdf.exe" CLA-MU1-DIA-SCR-01.sliceAnalysis cla-mu1-dia-SCR-01-sliceAnalysis.h5</text:p>
            <text:p>C:\Users\Jonny\Downloads\01_250-MC-08.0350.001\01_250-MC-08.0350.001&gt;"c:\Program Files\APS\SDDS ToolKit x64\sdds2hdf.exe" CLA-MU1-DIA-SCR-01.sliceAnalysis2 cla-mu1-dia-SCR-01-sliceAnalysis2.h5</text:p>
            <text:p>C:\Users\Jonny\Downloads\01_250-MC-08.0350.001\01_250-MC-08.0350.001&gt;"c:\Program Files\APS\SDDS ToolKit x64\sdds2hdf.exe" CLA-MU1-DIA-SCR-01.sliceAnalysis2a cla-mu1-dia-SCR-01-sliceAnalysis2a.h5</text:p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ra_CLA-RU1-DIA-SCR-01.ps</text:p>
          </table:table-cell>
          <table:table-cell table:number-columns-repeated="2"/>
          <table:table-cell office:value-type="string" calcext:value-type="string">
            <text:p>scatter (dot,vary)</text:p>
          </table:table-cell>
          <table:table-cell table:number-columns-repeated="3"/>
          <table:table-cell office:value-type="string" calcext:value-type="string">
            <text:p>as above, but with CLA-RU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ra_CLA-RU7-DIA-SCR-01.ps</text:p>
          </table:table-cell>
          <table:table-cell table:number-columns-repeated="2"/>
          <table:table-cell office:value-type="string" calcext:value-type="string">
            <text:p>scatter (dot,vary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ra_CLA-S03-DIA-SCR-01.ps</text:p>
          </table:table-cell>
          <table:table-cell table:number-columns-repeated="2"/>
          <table:table-cell office:value-type="string" calcext:value-type="string">
            <text:p>scatter (dot,vary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ra_CLA-S05-DIA-SCR-01.ps</text:p>
          </table:table-cell>
          <table:table-cell table:number-columns-repeated="2"/>
          <table:table-cell office:value-type="string" calcext:value-type="string">
            <text:p>scatter (dot,vary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ra_CLA-S05-DIA-SCR-05.ps</text:p>
          </table:table-cell>
          <table:table-cell table:number-columns-repeated="2"/>
          <table:table-cell office:value-type="string" calcext:value-type="string">
            <text:p>scatter (dot,vary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ra_CLA-S06-DIA-SCR-01.ps</text:p>
          </table:table-cell>
          <table:table-cell table:number-columns-repeated="2"/>
          <table:table-cell office:value-type="string" calcext:value-type="string">
            <text:p>scatter (dot,vary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ra_CLA-S07-DIA-SCR-05.ps</text:p>
          </table:table-cell>
          <table:table-cell table:number-columns-repeated="2"/>
          <table:table-cell office:value-type="string" calcext:value-type="string">
            <text:p>scatter (dot,vary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ra_cx.ps</text:p>
          </table:table-cell>
          <table:table-cell office:value-type="string" calcext:value-type="string">
            <text:p>clara.cen</text:p>
          </table:table-cell>
          <table:table-cell/>
          <table:table-cell office:value-type="string" calcext:value-type="string">
            <text:p>lineplot</text:p>
          </table:table-cell>
          <table:table-cell table:number-columns-repeated="3"/>
          <table:table-cell office:value-type="string" calcext:value-type="string">
            <text:p>ssds2hdf, convertStrings, fixcentroid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ra_emit.ps</text:p>
          </table:table-cell>
          <table:table-cell office:value-type="string" calcext:value-type="string">
            <text:p>clara.sig</text:p>
          </table:table-cell>
          <table:table-cell/>
          <table:table-cell office:value-type="string" calcext:value-type="string">
            <text:p>lineplot</text:p>
          </table:table-cell>
          <table:table-cell table:number-columns-repeated="3"/>
          <table:table-cell office:value-type="string" calcext:value-type="string">
            <text:p>ssds2hdf, convertStrings, fixcentroids.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ra_end_dp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ra_floor.ps</text:p>
          </table:table-cell>
          <table:table-cell office:value-type="string" calcext:value-type="string">
            <text:p>clara.fl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ra_gradient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ra_init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ra_lam_all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ra_lam_peak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ra_lattice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ra_lost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ra_lps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ra_lps_dp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ra_r56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ra_tx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ra_xie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_CLA-MU1-DIA-SCR-01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_CLA-RU1-DIA-SCR-01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_CLA-RU7-DIA-SCR-01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_CLA-S03-DIA-SCR-01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_CLA-S05-DIA-SCR-01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_CLA-S05-DIA-SCR-05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_CLA-S06-DIA-SCR-01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_CLA-S07-DIA-SCR-05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_init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mit_CLA-MU1-DIA-SCR-01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mit_CLA-RU1-DIA-SCR-01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mit_CLA-RU7-DIA-SCR-01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mit_CLA-S03-DIA-SCR-01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mit_CLA-S05-DIA-SCR-01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mit_CLA-S07-DIA-SCR-05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mit_init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n_CLA-MU1-DIA-SCR-01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n_CLA-RU1-DIA-SCR-01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n_CLA-RU7-DIA-SCR-01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n_CLA-S03-DIA-SCR-01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n_CLA-S05-DIA-SCR-01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n_CLA-S07-DIA-SCR-05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n_init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-init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-init_tx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-init_xps.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-init_xy.ps</text:p>
          </table:table-cell>
          <table:table-cell table:number-columns-repeated="102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5:01:33.4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Windows_x86 LibreOffice_project/2c39ebcf046445232b798108aa8a7e7d89552ea8</meta:generator>
    <meta:initial-creator>Jonny</meta:initial-creator>
    <meta:creation-date>2015-06-09T11:54:52Z</meta:creation-date>
    <dc:date>2016-05-30T15:05:36.825000000</dc:date>
    <meta:editing-duration>P1DT15H32M16S</meta:editing-duration>
    <meta:editing-cycles>3</meta:editing-cycles>
    <meta:document-statistic meta:table-count="1" meta:cell-count="204" meta:object-count="0"/>
  </office:meta>
</office:document-meta>
</file>